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S ANOINTED IN BETHANY (12:1-1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IS ANOINTED IN BETHANY (12:1-11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12:1-2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12:2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rfume (1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protest (12:4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protest (12:4-8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denouncing of Mary (12:4-6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denouncing of Mary (12:4-6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What he says (12:4-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Why he says it (12:6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rotest (12:4-8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enouncing of Mary (12:4-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fending of Mary (12:7-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IS ANOINTED IN BETHANY (12:1-11).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urpose (12:1-2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ople (12:2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erfume (12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otest (12:4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opularity (12: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lot (12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JOHN 12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JESUS IS ANOINTED IN BETHANY (12:1-11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JESUS IS ACCLAIMED IN JERUSALEM (12:12-50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-title-Title-Slide" presentation:presentation-page-layout-name="Master1-PPL1" draw:id="Slide-263">
        <draw:frame draw:id="id97" presentation:style-name="a547" draw:name="Title 1" svg:x="1.38in" svg:y="0.83in" svg:width="10.3in" svg:height="4.42in" presentation:class="title" presentation:placeholder="false">
          <draw:text-box>
            <text:p text:style-name="a546" text:class-names="" text:cond-style-name=""><text:span text:style-name="a544" text:class-names="">JESUS IS ACCLAIMED IN JERUSALEM (12:12-50).<text:s text:c="1"/></text:span><text:span text:style-name="a545" text:class-names=""/></text:p>
          </draw:text-box>
          <svg:title/>
          <svg:desc/>
        </draw:frame>
        <draw:frame draw:id="id98" presentation:style-name="a552" draw:name="Subtitle 2" svg:x="1.38in" svg:y="5.25in" svg:width="10.3in" svg:height="1.85in" presentation:class="subtitle" presentation:placeholder="false">
          <draw:text-box>
            <text:p text:style-name="a549" text:class-names="" text:cond-style-name=""><text:span text:style-name="a548" text:class-names=""><text:s text:c="1"/>Events during the Triumphal Entry (12:12-19)<text:s text:c="1"/></text:span></text:p>
            <text:p text:style-name="a551" text:class-names="" text:cond-style-name=""><text:span text:style-name="a550" text:class-names=""/></text:p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Events during the Triumphal Entry (12:12-19)<text:s text:c="1"/></text:span><text:span text:style-name="a555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arade (12:12): The people line the roadside to welcome Jesu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aise (12:13): "Hail to the King of Israel!"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phecy (12:14-16): This event was predicted by the Old Testament prophet Zechariah (Zech 9:9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opularity (12:17-18): Again, people flock to Jesus because of the Lazarus mirac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otest (12:19): The Pharisees are furious over Jesus' popularity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0" draw:style-name="a577" draw:master-page-name="Master1-Layout12-tx-Title-and-Text" presentation:presentation-page-layout-name="Master1-PPL12" draw:id="Slide-265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IS ACCLAIMED IN JERUSALEM (12:12-50).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Events during the Triumphal Entry (12:12-1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Events following the Triumphal Entry (12:20-5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-title-Title-Slide" presentation:presentation-page-layout-name="Master1-PPL1" draw:id="Slide-266">
        <draw:frame draw:id="id103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Events following the Triumphal Entry (12:20-50)<text:s text:c="1"/></text:span><text:span text:style-name="a594" text:class-names=""/></text:p>
          </draw:text-box>
          <svg:title/>
          <svg:desc/>
        </draw:frame>
        <draw:frame draw:id="id104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Jesus and the disciples (12:20-26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Jesus and the disciples (12:20-26)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request (12:20-22): Philip and Andrew tell Jesus that some Greeks desire to see him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response (12:23-26): The Savior speaks of his impending death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following the Triumphal Entry (12:20-50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and the disciples (12:20-2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and the Father (12:27-2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and the Father (12:27-29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request (12:27-28a): Jesus asks the Father to "bring glory to your name!"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ponse (12:28b-29): The Father reassures the Son with a loud voice from heaven that is heard by the crowd that this indeed will be done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Events following the Triumphal Entry (12:20-5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sus and the disciples (12:20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sus and the Father (12:27-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Jesus and the Passover crowd (12:30-50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-title-Title-Slide" presentation:presentation-page-layout-name="Master1-PPL1" draw:id="Slide-271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Jesus and the Passover crowd (12:30-50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irst session (12:30-36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irst session (12:30-36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tells them both the world and Satan will soon be judged (12:30-3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will save men by way of the cross (12:32-34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y need to accept him before it is too late (12:35-36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Jesus and the Passover crowd (12:30-50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first session (12:30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second session (12:37-50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second session (12:37-50)<text:s text:c="1"/></text:span><text:span text:style-name="a710" text:class-names=""/></text:p>
          </draw:text-box>
          <svg:title/>
          <svg:desc/>
        </draw:frame>
        <draw:frame draw:id="id120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prophecy (12:37-4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praise seekers (12:42-4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promise (12:44-5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0" draw:style-name="a726" draw:master-page-name="Master1-Layout12-tx-Title-and-Text" presentation:presentation-page-layout-name="Master1-PPL12" draw:id="Slide-275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and the Passover crowd (12:30-50)<text:s text:c="1"/></text:span><text:span text:style-name="a728" text:class-names=""/></text:p>
          </draw:text-box>
          <svg:title/>
          <svg:desc/>
        </draw:frame>
        <draw:frame draw:id="id122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first session (12:30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econd session (12:37-5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Events following the Triumphal Entry (12:20-50)<text:s text:c="1"/></text:span><text:span text:style-name="a743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and the disciples (12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and the Father (12:27-29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and the Passover crowd (12:30-50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ESUS IS ACCLAIMED IN JERUSALEM (12:12-50).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Events during the Triumphal Entry (12:12-1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Events following the Triumphal Entry (12:20-5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JOHN 12</text:span><text:span text:style-name="a776" text:class-names=""/></text:p>
          </draw:text-box>
          <svg:title/>
          <svg:desc/>
        </draw:frame>
        <draw:frame draw:id="id128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JESUS IS ANOINTED IN BETHANY (12:1-11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JESUS IS ACCLAIMED IN JERUSALEM (12:12-5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2</dc:title>
    <meta:initial-creator>David STRICKLAND</meta:initial-creator>
    <dc:creator>David STRICKLAND</dc:creator>
    <meta:creation-date>2020-02-22T17:33:54Z</meta:creation-date>
    <dc:date>2020-02-22T17:33:55Z</dc:date>
    <meta:template xlink:href="BibleStudy" xlink:type="simple"/>
    <meta:editing-cycles>1</meta:editing-cycles>
    <meta:editing-duration>PT0S</meta:editing-duration>
    <meta:document-statistic meta:paragraph-count="77" meta:word-count="686"/>
  </office:meta>
</office:document-meta>
</file>